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ity/Town</text:p>
          </table:table-cell>
          <table:table-cell table:style-name="ce1" office:value-type="string" calcext:value-type="string">
            <text:p>Number of Universities</text:p>
          </table:table-cell>
          <table:table-cell table:style-name="ce1" office:value-type="string" calcext:value-type="string">
            <text:p>Best ranking</text:p>
          </table:table-cell>
          <table:table-cell table:style-name="ce1" office:value-type="string" calcext:value-type="string">
            <text:p>Average ranking</text:p>
          </table:table-cell>
          <table:table-cell table:style-name="ce1" office:value-type="string" calcext:value-type="string">
            <text:p>Max min norm best rank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formula="of:=1-([.C2]-[.$C$59])/([.$C$60]-[.$C$59])" office:value-type="float" office:value="0.696629213483146" calcext:value-type="float">
            <text:p>0.6966292135</text:p>
          </table:table-cell>
        </table:table-row>
        <table:table-row table:style-name="ro2">
          <table:table-cell office:value-type="string" calcext:value-type="string">
            <text:p>Aberystwy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3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Bang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4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1-([.C5]-[.$C$59])/([.$C$60]-[.$C$59])" office:value-type="float" office:value="0.617977528089888" calcext:value-type="float">
            <text:p>0.6179775281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1-([.C6]-[.$C$59])/([.$C$60]-[.$C$59])" office:value-type="float" office:value="0.651685393258427" calcext:value-type="float">
            <text:p>0.6516853933</text:p>
          </table:table-cell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3.5" calcext:value-type="float">
            <text:p>33.5</text:p>
          </table:table-cell>
          <table:table-cell table:formula="of:=1-([.C7]-[.$C$59])/([.$C$60]-[.$C$59])" office:value-type="float" office:value="0.797752808988764" calcext:value-type="float">
            <text:p>0.797752809</text:p>
          </table:table-cell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8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9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Brighto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2.3333333333333" calcext:value-type="float">
            <text:p>42.3333333333</text:p>
          </table:table-cell>
          <table:table-cell table:formula="of:=1-([.C10]-[.$C$59])/([.$C$60]-[.$C$59])" office:value-type="float" office:value="0.775280898876405" calcext:value-type="float">
            <text:p>0.7752808989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1-([.C11]-[.$C$59])/([.$C$60]-[.$C$59])" office:value-type="float" office:value="0.910112359550562" calcext:value-type="float">
            <text:p>0.9101123596</text:p>
          </table:table-cell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-([.C12]-[.$C$59])/([.$C$60]-[.$C$59])" office:value-type="float" office:value="0.98876404494382" calcext:value-type="float">
            <text:p>0.9887640449</text:p>
          </table:table-cell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1-([.C13]-[.$C$59])/([.$C$60]-[.$C$59])" office:value-type="float" office:value="0.730337078651685" calcext:value-type="float">
            <text:p>0.7303370787</text:p>
          </table:table-cell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1-([.C14]-[.$C$59])/([.$C$60]-[.$C$59])" office:value-type="float" office:value="0.617977528089888" calcext:value-type="float">
            <text:p>0.6179775281</text:p>
          </table:table-cell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1-([.C15]-[.$C$59])/([.$C$60]-[.$C$59])" office:value-type="float" office:value="0.887640449438202" calcext:value-type="float">
            <text:p>0.8876404494</text:p>
          </table:table-cell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1-([.C16]-[.$C$59])/([.$C$60]-[.$C$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1-([.C17]-[.$C$59])/([.$C$60]-[.$C$59])" office:value-type="float" office:value="0.685393258426966" calcext:value-type="float">
            <text:p>0.6853932584</text:p>
          </table:table-cell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1-([.C18]-[.$C$59])/([.$C$60]-[.$C$59])" office:value-type="float" office:value="0.876404494382022" calcext:value-type="float">
            <text:p>0.8764044944</text:p>
          </table:table-cell>
        </table:table-row>
        <table:table-row table:style-name="ro2">
          <table:table-cell office:value-type="string" calcext:value-type="string">
            <text:p>East Angl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19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.3333333333333" calcext:value-type="float">
            <text:p>40.3333333333</text:p>
          </table:table-cell>
          <table:table-cell table:formula="of:=1-([.C20]-[.$C$59])/([.$C$60]-[.$C$59])" office:value-type="float" office:value="0.943820224719101" calcext:value-type="float">
            <text:p>0.9438202247</text:p>
          </table:table-cell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-([.C21]-[.$C$59])/([.$C$60]-[.$C$59])" office:value-type="float" office:value="0.831460674157303" calcext:value-type="float">
            <text:p>0.8314606742</text:p>
          </table:table-cell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-([.C22]-[.$C$59])/([.$C$60]-[.$C$59])" office:value-type="float" office:value="0.786516853932584" calcext:value-type="float">
            <text:p>0.7865168539</text:p>
          </table:table-cell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3.3333333333333" calcext:value-type="float">
            <text:p>43.3333333333</text:p>
          </table:table-cell>
          <table:table-cell table:formula="of:=1-([.C23]-[.$C$59])/([.$C$60]-[.$C$59])" office:value-type="float" office:value="0.898876404494382" calcext:value-type="float">
            <text:p>0.8988764045</text:p>
          </table:table-cell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1-([.C24]-[.$C$59])/([.$C$60]-[.$C$59])" office:value-type="float" office:value="0.617977528089888" calcext:value-type="float">
            <text:p>0.6179775281</text:p>
          </table:table-cell>
        </table:table-row>
        <table:table-row table:style-name="ro2">
          <table:table-cell office:value-type="string" calcext:value-type="string">
            <text:p>Hat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25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Huddersfie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26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1-([.C27]-[.$C$59])/([.$C$60]-[.$C$59])" office:value-type="float" office:value="0.415730337078652" calcext:value-type="float">
            <text:p>0.4157303371</text:p>
          </table:table-cell>
        </table:table-row>
        <table:table-row table:style-name="ro2">
          <table:table-cell office:value-type="string" calcext:value-type="string">
            <text:p>Kee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28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29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1-([.C30]-[.$C$59])/([.$C$60]-[.$C$59])" office:value-type="float" office:value="0.752808988764045" calcext:value-type="float">
            <text:p>0.7528089888</text:p>
          </table:table-cell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.5</text:p>
          </table:table-cell>
          <table:table-cell table:formula="of:=1-([.C31]-[.$C$59])/([.$C$60]-[.$C$59])" office:value-type="float" office:value="0.808988764044944" calcext:value-type="float">
            <text:p>0.808988764</text:p>
          </table:table-cell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.5" calcext:value-type="float">
            <text:p>45.5</text:p>
          </table:table-cell>
          <table:table-cell table:formula="of:=1-([.C32]-[.$C$59])/([.$C$60]-[.$C$59])" office:value-type="float" office:value="0.741573033707865" calcext:value-type="float">
            <text:p>0.7415730337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33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3.5" calcext:value-type="float">
            <text:p>43.5</text:p>
          </table:table-cell>
          <table:table-cell table:formula="of:=1-([.C34]-[.$C$59])/([.$C$60]-[.$C$59])" office:value-type="float" office:value="0.707865168539326" calcext:value-type="float">
            <text:p>0.7078651685</text:p>
          </table:table-cell>
        </table:table-row>
        <table:table-row table:style-name="ro2">
          <table:table-cell office:value-type="string" calcext:value-type="string">
            <text:p>Londo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.45" calcext:value-type="float">
            <text:p>42.45</text:p>
          </table:table-cell>
          <table:table-cell table:formula="of:=1-([.C35]-[.$C$59])/([.$C$60]-[.$C$59])" office:value-type="float" office:value="0.97752808988764" calcext:value-type="float">
            <text:p>0.9775280899</text:p>
          </table:table-cell>
        </table:table-row>
        <table:table-row table:style-name="ro2">
          <table:table-cell office:value-type="string" calcext:value-type="string">
            <text:p>Londonder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36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Loughboro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37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38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.3333333333333" calcext:value-type="float">
            <text:p>47.3333333333</text:p>
          </table:table-cell>
          <table:table-cell table:formula="of:=1-([.C39]-[.$C$59])/([.$C$60]-[.$C$59])" office:value-type="float" office:value="0.921348314606742" calcext:value-type="float">
            <text:p>0.9213483146</text:p>
          </table:table-cell>
        </table:table-row>
        <table:table-row table:style-name="ro2">
          <table:table-cell office:value-type="string" calcext:value-type="string">
            <text:p>Middlesboro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40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Nationw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1-([.C41]-[.$C$59])/([.$C$60]-[.$C$59])" office:value-type="float" office:value="0.415730337078652" calcext:value-type="float">
            <text:p>0.4157303371</text:p>
          </table:table-cell>
        </table:table-row>
        <table:table-row table:style-name="ro2"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1-([.C42]-[.$C$59])/([.$C$60]-[.$C$59])" office:value-type="float" office:value="0.719101123595506" calcext:value-type="float">
            <text:p>0.7191011236</text:p>
          </table:table-cell>
        </table:table-row>
        <table:table-row table:style-name="ro3">
          <table:table-cell office:value-type="string" calcext:value-type="string">
            <text:p>Newcastle upon Ty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43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1-([.C44]-[.$C$59])/([.$C$60]-[.$C$59])" office:value-type="float" office:value="0.674157303370787" calcext:value-type="float">
            <text:p>0.6741573034</text:p>
          </table:table-cell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1-([.C45]-[.$C$59])/([.$C$60]-[.$C$59])" office:value-type="float" office:value="0.775280898876405" calcext:value-type="float">
            <text:p>0.7752808989</text:p>
          </table:table-cell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1-([.C46]-[.$C$59])/([.$C$60]-[.$C$5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s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47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1-([.C48]-[.$C$59])/([.$C$60]-[.$C$59])" office:value-type="float" office:value="0.415730337078652" calcext:value-type="float">
            <text:p>0.4157303371</text:p>
          </table:table-cell>
        </table:table-row>
        <table:table-row table:style-name="ro2">
          <table:table-cell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49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1-([.C50]-[.$C$59])/([.$C$60]-[.$C$59])" office:value-type="float" office:value="0.337078651685393" calcext:value-type="float">
            <text:p>0.3370786517</text:p>
          </table:table-cell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1-([.C51]-[.$C$59])/([.$C$60]-[.$C$59])" office:value-type="float" office:value="0.258426966292135" calcext:value-type="float">
            <text:p>0.2584269663</text:p>
          </table:table-cell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1-([.C52]-[.$C$59])/([.$C$60]-[.$C$59])" office:value-type="float" office:value="0.651685393258427" calcext:value-type="float">
            <text:p>0.6516853933</text:p>
          </table:table-cell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1.5" calcext:value-type="float">
            <text:p>51.5</text:p>
          </table:table-cell>
          <table:table-cell table:formula="of:=1-([.C53]-[.$C$59])/([.$C$60]-[.$C$59])" office:value-type="float" office:value="0.865168539325843" calcext:value-type="float">
            <text:p>0.8651685393</text:p>
          </table:table-cell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1-([.C54]-[.$C$59])/([.$C$60]-[.$C$59])" office:value-type="float" office:value="0.842696629213483" calcext:value-type="float">
            <text:p>0.8426966292</text:p>
          </table:table-cell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1-([.C55]-[.$C$59])/([.$C$60]-[.$C$59])" office:value-type="float" office:value="0.573033707865169" calcext:value-type="float">
            <text:p>0.5730337079</text:p>
          </table:table-cell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1-([.C56]-[.$C$59])/([.$C$60]-[.$C$59])" office:value-type="float" office:value="0.617977528089888" calcext:value-type="float">
            <text:p>0.6179775281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1-([.C57]-[.$C$59])/([.$C$60]-[.$C$59])" office:value-type="float" office:value="0.820224719101124" calcext:value-type="float">
            <text:p>0.8202247191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min</text:p>
          </table:table-cell>
          <table:table-cell/>
          <table:table-cell table:formula="of:=MIN([.C2:.C57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ax</text:p>
          </table:table-cell>
          <table:table-cell/>
          <table:table-cell table:formula="of:=MAX([.C2:.C57])" office:value-type="float" office:value="90" calcext:value-type="float">
            <text:p>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0:11:46.033094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0:36:24.849770075</meta:creation-date>
    <dc:date>2017-11-30T10:52:23.706471320</dc:date>
    <meta:editing-duration>PT24M26S</meta:editing-duration>
    <meta:editing-cycles>4</meta:editing-cycles>
    <meta:generator>LibreOffice/5.1.6.2$Linux_X86_64 LibreOffice_project/10m0$Build-2</meta:generator>
    <meta:document-statistic meta:table-count="1" meta:cell-count="289" meta:object-count="0"/>
  </office:meta>
</office:document-meta>
</file>